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2024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2023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2022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202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2019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2019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201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2016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201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2014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201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201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201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2010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200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200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200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200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2005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2004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200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200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2001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200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2000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199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1997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1996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1995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1994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1993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1992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199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1990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1989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1988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1987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198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1980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1979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1977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1" meta:object-count="0"/>
    <meta:user-defined meta:name="AppVersion">3.0</meta:user-defined>
  </office:meta>
</office:document-meta>
</file>